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licitFrameworkValidationTest.shouldValidateExplicitl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plicitFrameworkValidationTest.shouldDetectMisplacedArgumentMatch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plicitFrameworkValidationTest.shouldDetectUnfinishedStubb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